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_artist_percentages" table:style-name="ta1">
        <table:table-column table:style-name="co1" table:default-cell-style-name="Default"/>
        <table:table-column table:style-name="co2" table:number-columns-repeated="8" table:default-cell-style-name="ce1"/>
        <table:table-row table:style-name="ro1">
          <table:table-cell office:value-type="string" calcext:value-type="string">
            <text:p>artist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anticip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disgust</text:p>
          </table:table-cell>
          <table:table-cell office:value-type="string" calcext:value-type="string">
            <text:p>joy</text:p>
          </table:table-cell>
        </table:table-row>
        <table:table-row table:style-name="ro1">
          <table:table-cell office:value-type="string" calcext:value-type="string">
            <text:p>Celine Dion</text:p>
          </table:table-cell>
          <table:table-cell office:value-type="percentage" office:value="0.0907706093189964" calcext:value-type="percentage">
            <text:p>9.08%</text:p>
          </table:table-cell>
          <table:table-cell office:value-type="percentage" office:value="0.0631720430107527" calcext:value-type="percentage">
            <text:p>6.32%</text:p>
          </table:table-cell>
          <table:table-cell office:value-type="percentage" office:value="0.146953405017921" calcext:value-type="percentage">
            <text:p>14.70%</text:p>
          </table:table-cell>
          <table:table-cell office:value-type="percentage" office:value="0.253673835125448" calcext:value-type="percentage">
            <text:p>25.37%</text:p>
          </table:table-cell>
          <table:table-cell office:value-type="percentage" office:value="0.0809139784946237" calcext:value-type="percentage">
            <text:p>8.09%</text:p>
          </table:table-cell>
          <table:table-cell office:value-type="percentage" office:value="0.103405017921147" calcext:value-type="percentage">
            <text:p>10.34%</text:p>
          </table:table-cell>
          <table:table-cell office:value-type="percentage" office:value="0.0446236559139785" calcext:value-type="percentage">
            <text:p>4.46%</text:p>
          </table:table-cell>
          <table:table-cell office:value-type="percentage" office:value="0.216487455197133" calcext:value-type="percentage">
            <text:p>21.65%</text:p>
          </table:table-cell>
        </table:table-row>
        <table:table-row table:style-name="ro1">
          <table:table-cell office:value-type="string" calcext:value-type="string">
            <text:p>Justin Timberlake</text:p>
          </table:table-cell>
          <table:table-cell office:value-type="percentage" office:value="0.0818740050034114" calcext:value-type="percentage">
            <text:p>8.19%</text:p>
          </table:table-cell>
          <table:table-cell office:value-type="percentage" office:value="0.0778940186490789" calcext:value-type="percentage">
            <text:p>7.79%</text:p>
          </table:table-cell>
          <table:table-cell office:value-type="percentage" office:value="0.141005230839209" calcext:value-type="percentage">
            <text:p>14.10%</text:p>
          </table:table-cell>
          <table:table-cell office:value-type="percentage" office:value="0.244257448260177" calcext:value-type="percentage">
            <text:p>24.43%</text:p>
          </table:table-cell>
          <table:table-cell office:value-type="percentage" office:value="0.0794860131908119" calcext:value-type="percentage">
            <text:p>7.95%</text:p>
          </table:table-cell>
          <table:table-cell office:value-type="percentage" office:value="0.106663634296111" calcext:value-type="percentage">
            <text:p>10.67%</text:p>
          </table:table-cell>
          <table:table-cell office:value-type="percentage" office:value="0.0584489424607687" calcext:value-type="percentage">
            <text:p>5.84%</text:p>
          </table:table-cell>
          <table:table-cell office:value-type="percentage" office:value="0.210370707300432" calcext:value-type="percentage">
            <text:p>21.04%</text:p>
          </table:table-cell>
        </table:table-row>
        <table:table-row table:style-name="ro1">
          <table:table-cell office:value-type="string" calcext:value-type="string">
            <text:p>The Beatles</text:p>
          </table:table-cell>
          <table:table-cell office:value-type="percentage" office:value="0.08248666497333" calcext:value-type="percentage">
            <text:p>8.25%</text:p>
          </table:table-cell>
          <table:table-cell office:value-type="percentage" office:value="0.0694691389382779" calcext:value-type="percentage">
            <text:p>6.95%</text:p>
          </table:table-cell>
          <table:table-cell office:value-type="percentage" office:value="0.152019304038608" calcext:value-type="percentage">
            <text:p>15.20%</text:p>
          </table:table-cell>
          <table:table-cell office:value-type="percentage" office:value="0.223075946151892" calcext:value-type="percentage">
            <text:p>22.31%</text:p>
          </table:table-cell>
          <table:table-cell office:value-type="percentage" office:value="0.0857886715773432" calcext:value-type="percentage">
            <text:p>8.58%</text:p>
          </table:table-cell>
          <table:table-cell office:value-type="percentage" office:value="0.118173736347473" calcext:value-type="percentage">
            <text:p>11.82%</text:p>
          </table:table-cell>
          <table:table-cell office:value-type="percentage" office:value="0.0618491236982474" calcext:value-type="percentage">
            <text:p>6.18%</text:p>
          </table:table-cell>
          <table:table-cell office:value-type="percentage" office:value="0.207137414274829" calcext:value-type="percentage">
            <text:p>20.71%</text:p>
          </table:table-cell>
        </table:table-row>
        <table:table-row table:style-name="ro1">
          <table:table-cell office:value-type="string" calcext:value-type="string">
            <text:p>Backstreet Boys</text:p>
          </table:table-cell>
          <table:table-cell office:value-type="percentage" office:value="0.0868390300905638" calcext:value-type="percentage">
            <text:p>8.68%</text:p>
          </table:table-cell>
          <table:table-cell office:value-type="percentage" office:value="0.081799591002045" calcext:value-type="percentage">
            <text:p>8.18%</text:p>
          </table:table-cell>
          <table:table-cell office:value-type="percentage" office:value="0.1302950628104" calcext:value-type="percentage">
            <text:p>13.03%</text:p>
          </table:table-cell>
          <table:table-cell office:value-type="percentage" office:value="0.220785860356412" calcext:value-type="percentage">
            <text:p>22.08%</text:p>
          </table:table-cell>
          <table:table-cell office:value-type="percentage" office:value="0.0855974291557114" calcext:value-type="percentage">
            <text:p>8.56%</text:p>
          </table:table-cell>
          <table:table-cell office:value-type="percentage" office:value="0.132997370727432" calcext:value-type="percentage">
            <text:p>13.30%</text:p>
          </table:table-cell>
          <table:table-cell office:value-type="percentage" office:value="0.0600350569675723" calcext:value-type="percentage">
            <text:p>6.00%</text:p>
          </table:table-cell>
          <table:table-cell office:value-type="percentage" office:value="0.201650598889863" calcext:value-type="percentage">
            <text:p>20.17%</text:p>
          </table:table-cell>
        </table:table-row>
        <table:table-row table:style-name="ro1">
          <table:table-cell office:value-type="string" calcext:value-type="string">
            <text:p>Barbra Streisand</text:p>
          </table:table-cell>
          <table:table-cell office:value-type="percentage" office:value="0.0880955740557829" calcext:value-type="percentage">
            <text:p>8.81%</text:p>
          </table:table-cell>
          <table:table-cell office:value-type="percentage" office:value="0.0663186115422605" calcext:value-type="percentage">
            <text:p>6.63%</text:p>
          </table:table-cell>
          <table:table-cell office:value-type="percentage" office:value="0.17383942429801" calcext:value-type="percentage">
            <text:p>17.38%</text:p>
          </table:table-cell>
          <table:table-cell office:value-type="percentage" office:value="0.222849348572504" calcext:value-type="percentage">
            <text:p>22.28%</text:p>
          </table:table-cell>
          <table:table-cell office:value-type="percentage" office:value="0.0912939184422182" calcext:value-type="percentage">
            <text:p>9.13%</text:p>
          </table:table-cell>
          <table:table-cell office:value-type="percentage" office:value="0.108696674662528" calcext:value-type="percentage">
            <text:p>10.87%</text:p>
          </table:table-cell>
          <table:table-cell office:value-type="percentage" office:value="0.0473637176050045" calcext:value-type="percentage">
            <text:p>4.74%</text:p>
          </table:table-cell>
          <table:table-cell office:value-type="percentage" office:value="0.201542730821692" calcext:value-type="percentage">
            <text:p>20.15%</text:p>
          </table:table-cell>
        </table:table-row>
        <table:table-row table:style-name="ro1">
          <table:table-cell office:value-type="string" calcext:value-type="string">
            <text:p>Ariana Grande</text:p>
          </table:table-cell>
          <table:table-cell office:value-type="percentage" office:value="0.0871120651104552" calcext:value-type="percentage">
            <text:p>8.71%</text:p>
          </table:table-cell>
          <table:table-cell office:value-type="percentage" office:value="0.0866648779178964" calcext:value-type="percentage">
            <text:p>8.67%</text:p>
          </table:table-cell>
          <table:table-cell office:value-type="percentage" office:value="0.132277971558895" calcext:value-type="percentage">
            <text:p>13.23%</text:p>
          </table:table-cell>
          <table:table-cell office:value-type="percentage" office:value="0.228870405151596" calcext:value-type="percentage">
            <text:p>22.89%</text:p>
          </table:table-cell>
          <table:table-cell office:value-type="percentage" office:value="0.0850550040246847" calcext:value-type="percentage">
            <text:p>8.51%</text:p>
          </table:table-cell>
          <table:table-cell office:value-type="percentage" office:value="0.112333422770772" calcext:value-type="percentage">
            <text:p>11.23%</text:p>
          </table:table-cell>
          <table:table-cell office:value-type="percentage" office:value="0.0679724532689384" calcext:value-type="percentage">
            <text:p>6.80%</text:p>
          </table:table-cell>
          <table:table-cell office:value-type="percentage" office:value="0.199713800196762" calcext:value-type="percentage">
            <text:p>19.97%</text:p>
          </table:table-cell>
        </table:table-row>
        <table:table-row table:style-name="ro1">
          <table:table-cell office:value-type="string" calcext:value-type="string">
            <text:p>Elvis Presley</text:p>
          </table:table-cell>
          <table:table-cell office:value-type="percentage" office:value="0.101126444275417" calcext:value-type="percentage">
            <text:p>10.11%</text:p>
          </table:table-cell>
          <table:table-cell office:value-type="percentage" office:value="0.0744684704263103" calcext:value-type="percentage">
            <text:p>7.45%</text:p>
          </table:table-cell>
          <table:table-cell office:value-type="percentage" office:value="0.156651816436669" calcext:value-type="percentage">
            <text:p>15.67%</text:p>
          </table:table-cell>
          <table:table-cell office:value-type="percentage" office:value="0.21145278713463" calcext:value-type="percentage">
            <text:p>21.15%</text:p>
          </table:table-cell>
          <table:table-cell office:value-type="percentage" office:value="0.0842478901807382" calcext:value-type="percentage">
            <text:p>8.42%</text:p>
          </table:table-cell>
          <table:table-cell office:value-type="percentage" office:value="0.113296388858705" calcext:value-type="percentage">
            <text:p>11.33%</text:p>
          </table:table-cell>
          <table:table-cell office:value-type="percentage" office:value="0.0608859429896048" calcext:value-type="percentage">
            <text:p>6.09%</text:p>
          </table:table-cell>
          <table:table-cell office:value-type="percentage" office:value="0.197870259697925" calcext:value-type="percentage">
            <text:p>19.79%</text:p>
          </table:table-cell>
        </table:table-row>
        <table:table-row table:style-name="ro1">
          <table:table-cell office:value-type="string" calcext:value-type="string">
            <text:p>ABBA</text:p>
          </table:table-cell>
          <table:table-cell office:value-type="percentage" office:value="0.0906858984195182" calcext:value-type="percentage">
            <text:p>9.07%</text:p>
          </table:table-cell>
          <table:table-cell office:value-type="percentage" office:value="0.0718121835200246" calcext:value-type="percentage">
            <text:p>7.18%</text:p>
          </table:table-cell>
          <table:table-cell office:value-type="percentage" office:value="0.164953199324843" calcext:value-type="percentage">
            <text:p>16.50%</text:p>
          </table:table-cell>
          <table:table-cell office:value-type="percentage" office:value="0.211753874482124" calcext:value-type="percentage">
            <text:p>21.18%</text:p>
          </table:table-cell>
          <table:table-cell office:value-type="percentage" office:value="0.0951357986803744" calcext:value-type="percentage">
            <text:p>9.51%</text:p>
          </table:table-cell>
          <table:table-cell office:value-type="percentage" office:value="0.116771520638331" calcext:value-type="percentage">
            <text:p>11.68%</text:p>
          </table:table-cell>
          <table:table-cell office:value-type="percentage" office:value="0.0529384686205309" calcext:value-type="percentage">
            <text:p>5.29%</text:p>
          </table:table-cell>
          <table:table-cell office:value-type="percentage" office:value="0.195949056314255" calcext:value-type="percentage">
            <text:p>19.59%</text:p>
          </table:table-cell>
        </table:table-row>
        <table:table-row table:style-name="ro1">
          <table:table-cell office:value-type="string" calcext:value-type="string">
            <text:p>Selena Gomez</text:p>
          </table:table-cell>
          <table:table-cell office:value-type="percentage" office:value="0.0958775765146783" calcext:value-type="percentage">
            <text:p>9.59%</text:p>
          </table:table-cell>
          <table:table-cell office:value-type="percentage" office:value="0.0766708307307933" calcext:value-type="percentage">
            <text:p>7.67%</text:p>
          </table:table-cell>
          <table:table-cell office:value-type="percentage" office:value="0.139912554653342" calcext:value-type="percentage">
            <text:p>13.99%</text:p>
          </table:table-cell>
          <table:table-cell office:value-type="percentage" office:value="0.220174890693317" calcext:value-type="percentage">
            <text:p>22.02%</text:p>
          </table:table-cell>
          <table:table-cell office:value-type="percentage" office:value="0.0865084322298564" calcext:value-type="percentage">
            <text:p>8.65%</text:p>
          </table:table-cell>
          <table:table-cell office:value-type="percentage" office:value="0.121798875702686" calcext:value-type="percentage">
            <text:p>12.18%</text:p>
          </table:table-cell>
          <table:table-cell office:value-type="percentage" office:value="0.0633978763272955" calcext:value-type="percentage">
            <text:p>6.34%</text:p>
          </table:table-cell>
          <table:table-cell office:value-type="percentage" office:value="0.195658963148033" calcext:value-type="percentage">
            <text:p>19.57%</text:p>
          </table:table-cell>
        </table:table-row>
        <table:table-row table:style-name="ro1">
          <table:table-cell office:value-type="string" calcext:value-type="string">
            <text:p>Paul McCartney</text:p>
          </table:table-cell>
          <table:table-cell office:value-type="percentage" office:value="0.0970346921635765" calcext:value-type="percentage">
            <text:p>9.70%</text:p>
          </table:table-cell>
          <table:table-cell office:value-type="percentage" office:value="0.0704179856579883" calcext:value-type="percentage">
            <text:p>7.04%</text:p>
          </table:table-cell>
          <table:table-cell office:value-type="percentage" office:value="0.171328897215582" calcext:value-type="percentage">
            <text:p>17.13%</text:p>
          </table:table-cell>
          <table:table-cell office:value-type="percentage" office:value="0.217197493378125" calcext:value-type="percentage">
            <text:p>21.72%</text:p>
          </table:table-cell>
          <table:table-cell office:value-type="percentage" office:value="0.079204082951095" calcext:value-type="percentage">
            <text:p>7.92%</text:p>
          </table:table-cell>
          <table:table-cell office:value-type="percentage" office:value="0.119581368305446" calcext:value-type="percentage">
            <text:p>11.96%</text:p>
          </table:table-cell>
          <table:table-cell office:value-type="percentage" office:value="0.0580140835971316" calcext:value-type="percentage">
            <text:p>5.80%</text:p>
          </table:table-cell>
          <table:table-cell office:value-type="percentage" office:value="0.187221396731055" calcext:value-type="percentage">
            <text:p>18.72%</text:p>
          </table:table-cell>
        </table:table-row>
        <table:table-row table:style-name="ro1">
          <table:table-cell office:value-type="string" calcext:value-type="string">
            <text:p>Usher</text:p>
          </table:table-cell>
          <table:table-cell office:value-type="percentage" office:value="0.0865010981584727" calcext:value-type="percentage">
            <text:p>8.65%</text:p>
          </table:table-cell>
          <table:table-cell office:value-type="percentage" office:value="0.0868389930731543" calcext:value-type="percentage">
            <text:p>8.68%</text:p>
          </table:table-cell>
          <table:table-cell office:value-type="percentage" office:value="0.155375344934392" calcext:value-type="percentage">
            <text:p>15.54%</text:p>
          </table:table-cell>
          <table:table-cell office:value-type="percentage" office:value="0.223686433519176" calcext:value-type="percentage">
            <text:p>22.37%</text:p>
          </table:table-cell>
          <table:table-cell office:value-type="percentage" office:value="0.0870642563496086" calcext:value-type="percentage">
            <text:p>8.71%</text:p>
          </table:table-cell>
          <table:table-cell office:value-type="percentage" office:value="0.112856901503632" calcext:value-type="percentage">
            <text:p>11.29%</text:p>
          </table:table-cell>
          <table:table-cell office:value-type="percentage" office:value="0.0617221377484936" calcext:value-type="percentage">
            <text:p>6.17%</text:p>
          </table:table-cell>
          <table:table-cell office:value-type="percentage" office:value="0.185954834713071" calcext:value-type="percentage">
            <text:p>18.60%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percentage" office:value="0.102848602871247" calcext:value-type="percentage">
            <text:p>10.28%</text:p>
          </table:table-cell>
          <table:table-cell office:value-type="percentage" office:value="0.0844164666455324" calcext:value-type="percentage">
            <text:p>8.44%</text:p>
          </table:table-cell>
          <table:table-cell office:value-type="percentage" office:value="0.154159684796884" calcext:value-type="percentage">
            <text:p>15.42%</text:p>
          </table:table-cell>
          <table:table-cell office:value-type="percentage" office:value="0.213531995833522" calcext:value-type="percentage">
            <text:p>21.35%</text:p>
          </table:table-cell>
          <table:table-cell office:value-type="percentage" office:value="0.0855033739413976" calcext:value-type="percentage">
            <text:p>8.55%</text:p>
          </table:table-cell>
          <table:table-cell office:value-type="percentage" office:value="0.112947783161994" calcext:value-type="percentage">
            <text:p>11.29%</text:p>
          </table:table-cell>
          <table:table-cell office:value-type="percentage" office:value="0.0629953353561886" calcext:value-type="percentage">
            <text:p>6.30%</text:p>
          </table:table-cell>
          <table:table-cell office:value-type="percentage" office:value="0.183596757393234" calcext:value-type="percentage">
            <text:p>18.36%</text:p>
          </table:table-cell>
        </table:table-row>
        <table:table-row table:style-name="ro1">
          <table:table-cell office:value-type="string" calcext:value-type="string">
            <text:p>Michael Jackson</text:p>
          </table:table-cell>
          <table:table-cell office:value-type="percentage" office:value="0.115490760739141" calcext:value-type="percentage">
            <text:p>11.55%</text:p>
          </table:table-cell>
          <table:table-cell office:value-type="percentage" office:value="0.0933525317974562" calcext:value-type="percentage">
            <text:p>9.34%</text:p>
          </table:table-cell>
          <table:table-cell office:value-type="percentage" office:value="0.13240940724742" calcext:value-type="percentage">
            <text:p>13.24%</text:p>
          </table:table-cell>
          <table:table-cell office:value-type="percentage" office:value="0.20782337413007" calcext:value-type="percentage">
            <text:p>20.78%</text:p>
          </table:table-cell>
          <table:table-cell office:value-type="percentage" office:value="0.0795536357091433" calcext:value-type="percentage">
            <text:p>7.96%</text:p>
          </table:table-cell>
          <table:table-cell office:value-type="percentage" office:value="0.12017038636909" calcext:value-type="percentage">
            <text:p>12.02%</text:p>
          </table:table-cell>
          <table:table-cell office:value-type="percentage" office:value="0.0715142788576914" calcext:value-type="percentage">
            <text:p>7.15%</text:p>
          </table:table-cell>
          <table:table-cell office:value-type="percentage" office:value="0.179685625149988" calcext:value-type="percentage">
            <text:p>17.97%</text:p>
          </table:table-cell>
        </table:table-row>
        <table:table-row table:style-name="ro1">
          <table:table-cell office:value-type="string" calcext:value-type="string">
            <text:p>Ed Sheeran</text:p>
          </table:table-cell>
          <table:table-cell office:value-type="percentage" office:value="0.108545179964762" calcext:value-type="percentage">
            <text:p>10.85%</text:p>
          </table:table-cell>
          <table:table-cell office:value-type="percentage" office:value="0.0933173923986912" calcext:value-type="percentage">
            <text:p>9.33%</text:p>
          </table:table-cell>
          <table:table-cell office:value-type="percentage" office:value="0.135980367480493" calcext:value-type="percentage">
            <text:p>13.60%</text:p>
          </table:table-cell>
          <table:table-cell office:value-type="percentage" office:value="0.211930531084823" calcext:value-type="percentage">
            <text:p>21.19%</text:p>
          </table:table-cell>
          <table:table-cell office:value-type="percentage" office:value="0.079536873898817" calcext:value-type="percentage">
            <text:p>7.95%</text:p>
          </table:table-cell>
          <table:table-cell office:value-type="percentage" office:value="0.127737226277372" calcext:value-type="percentage">
            <text:p>12.77%</text:p>
          </table:table-cell>
          <table:table-cell office:value-type="percentage" office:value="0.0665114523030456" calcext:value-type="percentage">
            <text:p>6.65%</text:p>
          </table:table-cell>
          <table:table-cell office:value-type="percentage" office:value="0.176440976591996" calcext:value-type="percentage">
            <text:p>17.64%</text:p>
          </table:table-cell>
        </table:table-row>
        <table:table-row table:style-name="ro1">
          <table:table-cell office:value-type="string" calcext:value-type="string">
            <text:p>Lorde</text:p>
          </table:table-cell>
          <table:table-cell office:value-type="percentage" office:value="0.106940063091483" calcext:value-type="percentage">
            <text:p>10.69%</text:p>
          </table:table-cell>
          <table:table-cell office:value-type="percentage" office:value="0.0977917981072555" calcext:value-type="percentage">
            <text:p>9.78%</text:p>
          </table:table-cell>
          <table:table-cell office:value-type="percentage" office:value="0.148895899053628" calcext:value-type="percentage">
            <text:p>14.89%</text:p>
          </table:table-cell>
          <table:table-cell office:value-type="percentage" office:value="0.219242902208202" calcext:value-type="percentage">
            <text:p>21.92%</text:p>
          </table:table-cell>
          <table:table-cell office:value-type="percentage" office:value="0.0829652996845426" calcext:value-type="percentage">
            <text:p>8.30%</text:p>
          </table:table-cell>
          <table:table-cell office:value-type="percentage" office:value="0.110410094637224" calcext:value-type="percentage">
            <text:p>11.04%</text:p>
          </table:table-cell>
          <table:table-cell office:value-type="percentage" office:value="0.059621451104101" calcext:value-type="percentage">
            <text:p>5.96%</text:p>
          </table:table-cell>
          <table:table-cell office:value-type="percentage" office:value="0.174132492113565" calcext:value-type="percentage">
            <text:p>17.41%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percentage" office:value="0.114961177424962" calcext:value-type="percentage">
            <text:p>11.50%</text:p>
          </table:table-cell>
          <table:table-cell office:value-type="percentage" office:value="0.0855255533665546" calcext:value-type="percentage">
            <text:p>8.55%</text:p>
          </table:table-cell>
          <table:table-cell office:value-type="percentage" office:value="0.151929539923514" calcext:value-type="percentage">
            <text:p>15.19%</text:p>
          </table:table-cell>
          <table:table-cell office:value-type="percentage" office:value="0.218565303047862" calcext:value-type="percentage">
            <text:p>21.86%</text:p>
          </table:table-cell>
          <table:table-cell office:value-type="percentage" office:value="0.0755591609688261" calcext:value-type="percentage">
            <text:p>7.56%</text:p>
          </table:table-cell>
          <table:table-cell office:value-type="percentage" office:value="0.112179858616294" calcext:value-type="percentage">
            <text:p>11.22%</text:p>
          </table:table-cell>
          <table:table-cell office:value-type="percentage" office:value="0.0706918530536563" calcext:value-type="percentage">
            <text:p>7.07%</text:p>
          </table:table-cell>
          <table:table-cell office:value-type="percentage" office:value="0.170587553598331" calcext:value-type="percentage">
            <text:p>17.06%</text:p>
          </table:table-cell>
        </table:table-row>
        <table:table-row table:style-name="ro1">
          <table:table-cell office:value-type="string" calcext:value-type="string">
            <text:p>Sam Smith</text:p>
          </table:table-cell>
          <table:table-cell office:value-type="percentage" office:value="0.115219929933826" calcext:value-type="percentage">
            <text:p>11.52%</text:p>
          </table:table-cell>
          <table:table-cell office:value-type="percentage" office:value="0.0768781627092254" calcext:value-type="percentage">
            <text:p>7.69%</text:p>
          </table:table-cell>
          <table:table-cell office:value-type="percentage" office:value="0.144219540677306" calcext:value-type="percentage">
            <text:p>14.42%</text:p>
          </table:table-cell>
          <table:table-cell office:value-type="percentage" office:value="0.20474892954457" calcext:value-type="percentage">
            <text:p>20.47%</text:p>
          </table:table-cell>
          <table:table-cell office:value-type="percentage" office:value="0.0957571039314909" calcext:value-type="percentage">
            <text:p>9.58%</text:p>
          </table:table-cell>
          <table:table-cell office:value-type="percentage" office:value="0.127870766835344" calcext:value-type="percentage">
            <text:p>12.79%</text:p>
          </table:table-cell>
          <table:table-cell office:value-type="percentage" office:value="0.0655897236278708" calcext:value-type="percentage">
            <text:p>6.56%</text:p>
          </table:table-cell>
          <table:table-cell office:value-type="percentage" office:value="0.169715842740366" calcext:value-type="percentage">
            <text:p>16.97%</text:p>
          </table:table-cell>
        </table:table-row>
        <table:table-row table:style-name="ro1">
          <table:table-cell office:value-type="string" calcext:value-type="string">
            <text:p>Adele</text:p>
          </table:table-cell>
          <table:table-cell office:value-type="percentage" office:value="0.116942909760589" calcext:value-type="percentage">
            <text:p>11.69%</text:p>
          </table:table-cell>
          <table:table-cell office:value-type="percentage" office:value="0.0817219152854512" calcext:value-type="percentage">
            <text:p>8.17%</text:p>
          </table:table-cell>
          <table:table-cell office:value-type="percentage" office:value="0.129834254143646" calcext:value-type="percentage">
            <text:p>12.98%</text:p>
          </table:table-cell>
          <table:table-cell office:value-type="percentage" office:value="0.210635359116022" calcext:value-type="percentage">
            <text:p>21.06%</text:p>
          </table:table-cell>
          <table:table-cell office:value-type="percentage" office:value="0.0759668508287293" calcext:value-type="percentage">
            <text:p>7.60%</text:p>
          </table:table-cell>
          <table:table-cell office:value-type="percentage" office:value="0.146178637200737" calcext:value-type="percentage">
            <text:p>14.62%</text:p>
          </table:table-cell>
          <table:table-cell office:value-type="percentage" office:value="0.070902394106814" calcext:value-type="percentage">
            <text:p>7.09%</text:p>
          </table:table-cell>
          <table:table-cell office:value-type="percentage" office:value="0.167817679558011" calcext:value-type="percentage">
            <text:p>16.78%</text:p>
          </table:table-cell>
        </table:table-row>
        <table:table-row table:style-name="ro1">
          <table:table-cell office:value-type="string" calcext:value-type="string">
            <text:p>Maroon 5</text:p>
          </table:table-cell>
          <table:table-cell office:value-type="percentage" office:value="0.0994996588583125" calcext:value-type="percentage">
            <text:p>9.95%</text:p>
          </table:table-cell>
          <table:table-cell office:value-type="percentage" office:value="0.0957471002956561" calcext:value-type="percentage">
            <text:p>9.57%</text:p>
          </table:table-cell>
          <table:table-cell office:value-type="percentage" office:value="0.144757789401865" calcext:value-type="percentage">
            <text:p>14.48%</text:p>
          </table:table-cell>
          <table:table-cell office:value-type="percentage" office:value="0.203206731862634" calcext:value-type="percentage">
            <text:p>20.32%</text:p>
          </table:table-cell>
          <table:table-cell office:value-type="percentage" office:value="0.0809642938367069" calcext:value-type="percentage">
            <text:p>8.10%</text:p>
          </table:table-cell>
          <table:table-cell office:value-type="percentage" office:value="0.139868091880828" calcext:value-type="percentage">
            <text:p>13.99%</text:p>
          </table:table-cell>
          <table:table-cell office:value-type="percentage" office:value="0.0712986126904708" calcext:value-type="percentage">
            <text:p>7.13%</text:p>
          </table:table-cell>
          <table:table-cell office:value-type="percentage" office:value="0.164657721173527" calcext:value-type="percentage">
            <text:p>16.47%</text:p>
          </table:table-cell>
        </table:table-row>
        <table:table-row table:style-name="ro1">
          <table:table-cell office:value-type="string" calcext:value-type="string">
            <text:p>Labrinth</text:p>
          </table:table-cell>
          <table:table-cell office:value-type="percentage" office:value="0.105444521019986" calcext:value-type="percentage">
            <text:p>10.54%</text:p>
          </table:table-cell>
          <table:table-cell office:value-type="percentage" office:value="0.0995864920744315" calcext:value-type="percentage">
            <text:p>9.96%</text:p>
          </table:table-cell>
          <table:table-cell office:value-type="percentage" office:value="0.163335630599587" calcext:value-type="percentage">
            <text:p>16.33%</text:p>
          </table:table-cell>
          <table:table-cell office:value-type="percentage" office:value="0.20709855272226" calcext:value-type="percentage">
            <text:p>20.71%</text:p>
          </table:table-cell>
          <table:table-cell office:value-type="percentage" office:value="0.0999310820124052" calcext:value-type="percentage">
            <text:p>9.99%</text:p>
          </table:table-cell>
          <table:table-cell office:value-type="percentage" office:value="0.0975189524465886" calcext:value-type="percentage">
            <text:p>9.75%</text:p>
          </table:table-cell>
          <table:table-cell office:value-type="percentage" office:value="0.065816678152998" calcext:value-type="percentage">
            <text:p>6.58%</text:p>
          </table:table-cell>
          <table:table-cell office:value-type="percentage" office:value="0.161268090971744" calcext:value-type="percentage">
            <text:p>16.13%</text:p>
          </table:table-cell>
        </table:table-row>
        <table:table-row table:style-name="ro1">
          <table:table-cell office:value-type="string" calcext:value-type="string">
            <text:p>Akon</text:p>
          </table:table-cell>
          <table:table-cell office:value-type="percentage" office:value="0.111702914632342" calcext:value-type="percentage">
            <text:p>11.17%</text:p>
          </table:table-cell>
          <table:table-cell office:value-type="percentage" office:value="0.099866844207723" calcext:value-type="percentage">
            <text:p>9.99%</text:p>
          </table:table-cell>
          <table:table-cell office:value-type="percentage" office:value="0.147654978547122" calcext:value-type="percentage">
            <text:p>14.77%</text:p>
          </table:table-cell>
          <table:table-cell office:value-type="percentage" office:value="0.2017310252996" calcext:value-type="percentage">
            <text:p>20.17%</text:p>
          </table:table-cell>
          <table:table-cell office:value-type="percentage" office:value="0.0770824086403314" calcext:value-type="percentage">
            <text:p>7.71%</text:p>
          </table:table-cell>
          <table:table-cell office:value-type="percentage" office:value="0.126128125462346" calcext:value-type="percentage">
            <text:p>12.61%</text:p>
          </table:table-cell>
          <table:table-cell office:value-type="percentage" office:value="0.0766385559994082" calcext:value-type="percentage">
            <text:p>7.66%</text:p>
          </table:table-cell>
          <table:table-cell office:value-type="percentage" office:value="0.159195147211126" calcext:value-type="percentage">
            <text:p>15.92%</text:p>
          </table:table-cell>
        </table:table-row>
        <table:table-row table:style-name="ro1">
          <table:table-cell office:value-type="string" calcext:value-type="string">
            <text:p>AWOLNATION</text:p>
          </table:table-cell>
          <table:table-cell office:value-type="percentage" office:value="0.159490928784186" calcext:value-type="percentage">
            <text:p>15.95%</text:p>
          </table:table-cell>
          <table:table-cell office:value-type="percentage" office:value="0.110479285134037" calcext:value-type="percentage">
            <text:p>11.05%</text:p>
          </table:table-cell>
          <table:table-cell office:value-type="percentage" office:value="0.124830760898998" calcext:value-type="percentage">
            <text:p>12.48%</text:p>
          </table:table-cell>
          <table:table-cell office:value-type="percentage" office:value="0.173030056864338" calcext:value-type="percentage">
            <text:p>17.30%</text:p>
          </table:table-cell>
          <table:table-cell office:value-type="percentage" office:value="0.0785269428648795" calcext:value-type="percentage">
            <text:p>7.85%</text:p>
          </table:table-cell>
          <table:table-cell office:value-type="percentage" office:value="0.124018413214189" calcext:value-type="percentage">
            <text:p>12.40%</text:p>
          </table:table-cell>
          <table:table-cell office:value-type="percentage" office:value="0.073923639317628" calcext:value-type="percentage">
            <text:p>7.39%</text:p>
          </table:table-cell>
          <table:table-cell office:value-type="percentage" office:value="0.155699972921744" calcext:value-type="percentage">
            <text:p>15.57%</text:p>
          </table:table-cell>
        </table:table-row>
        <table:table-row table:style-name="ro1">
          <table:table-cell office:value-type="string" calcext:value-type="string">
            <text:p>Bob Dylan</text:p>
          </table:table-cell>
          <table:table-cell office:value-type="percentage" office:value="0.125227563233528" calcext:value-type="percentage">
            <text:p>12.52%</text:p>
          </table:table-cell>
          <table:table-cell office:value-type="percentage" office:value="0.0948987101522253" calcext:value-type="percentage">
            <text:p>9.49%</text:p>
          </table:table-cell>
          <table:table-cell office:value-type="percentage" office:value="0.160165782236511" calcext:value-type="percentage">
            <text:p>16.02%</text:p>
          </table:table-cell>
          <table:table-cell office:value-type="percentage" office:value="0.194561722895766" calcext:value-type="percentage">
            <text:p>19.46%</text:p>
          </table:table-cell>
          <table:table-cell office:value-type="percentage" office:value="0.0799473215323237" calcext:value-type="percentage">
            <text:p>7.99%</text:p>
          </table:table-cell>
          <table:table-cell office:value-type="percentage" office:value="0.12305844985862" calcext:value-type="percentage">
            <text:p>12.31%</text:p>
          </table:table-cell>
          <table:table-cell office:value-type="percentage" office:value="0.0699151721733741" calcext:value-type="percentage">
            <text:p>6.99%</text:p>
          </table:table-cell>
          <table:table-cell office:value-type="percentage" office:value="0.152225277917651" calcext:value-type="percentage">
            <text:p>15.22%</text:p>
          </table:table-cell>
        </table:table-row>
        <table:table-row table:style-name="ro1">
          <table:table-cell office:value-type="string" calcext:value-type="string">
            <text:p>Panic! At The Disco</text:p>
          </table:table-cell>
          <table:table-cell office:value-type="percentage" office:value="0.131174309429854" calcext:value-type="percentage">
            <text:p>13.12%</text:p>
          </table:table-cell>
          <table:table-cell office:value-type="percentage" office:value="0.101102190774255" calcext:value-type="percentage">
            <text:p>10.11%</text:p>
          </table:table-cell>
          <table:table-cell office:value-type="percentage" office:value="0.144645530004082" calcext:value-type="percentage">
            <text:p>14.46%</text:p>
          </table:table-cell>
          <table:table-cell office:value-type="percentage" office:value="0.184650972921486" calcext:value-type="percentage">
            <text:p>18.47%</text:p>
          </table:table-cell>
          <table:table-cell office:value-type="percentage" office:value="0.0876309702000272" calcext:value-type="percentage">
            <text:p>8.76%</text:p>
          </table:table-cell>
          <table:table-cell office:value-type="percentage" office:value="0.122193495713703" calcext:value-type="percentage">
            <text:p>12.22%</text:p>
          </table:table-cell>
          <table:table-cell office:value-type="percentage" office:value="0.0778337188733161" calcext:value-type="percentage">
            <text:p>7.78%</text:p>
          </table:table-cell>
          <table:table-cell office:value-type="percentage" office:value="0.150768812083277" calcext:value-type="percentage">
            <text:p>15.08%</text:p>
          </table:table-cell>
        </table:table-row>
        <table:table-row table:style-name="ro1">
          <table:table-cell office:value-type="string" calcext:value-type="string">
            <text:p>Avicii</text:p>
          </table:table-cell>
          <table:table-cell office:value-type="percentage" office:value="0.111082070047047" calcext:value-type="percentage">
            <text:p>11.11%</text:p>
          </table:table-cell>
          <table:table-cell office:value-type="percentage" office:value="0.09958180867747" calcext:value-type="percentage">
            <text:p>9.96%</text:p>
          </table:table-cell>
          <table:table-cell office:value-type="percentage" office:value="0.138787245164663" calcext:value-type="percentage">
            <text:p>13.88%</text:p>
          </table:table-cell>
          <table:table-cell office:value-type="percentage" office:value="0.196288552012546" calcext:value-type="percentage">
            <text:p>19.63%</text:p>
          </table:table-cell>
          <table:table-cell office:value-type="percentage" office:value="0.0985363303711448" calcext:value-type="percentage">
            <text:p>9.85%</text:p>
          </table:table-cell>
          <table:table-cell office:value-type="percentage" office:value="0.129639309984318" calcext:value-type="percentage">
            <text:p>12.96%</text:p>
          </table:table-cell>
          <table:table-cell office:value-type="percentage" office:value="0.0763199163617355" calcext:value-type="percentage">
            <text:p>7.63%</text:p>
          </table:table-cell>
          <table:table-cell office:value-type="percentage" office:value="0.149764767381077" calcext:value-type="percentage">
            <text:p>14.98%</text:p>
          </table:table-cell>
        </table:table-row>
        <table:table-row table:style-name="ro1">
          <table:table-cell office:value-type="string" calcext:value-type="string">
            <text:p>Guns N' Roses</text:p>
          </table:table-cell>
          <table:table-cell office:value-type="percentage" office:value="0.111887050250493" calcext:value-type="percentage">
            <text:p>11.19%</text:p>
          </table:table-cell>
          <table:table-cell office:value-type="percentage" office:value="0.103233642022165" calcext:value-type="percentage">
            <text:p>10.32%</text:p>
          </table:table-cell>
          <table:table-cell office:value-type="percentage" office:value="0.14589342644603" calcext:value-type="percentage">
            <text:p>14.59%</text:p>
          </table:table-cell>
          <table:table-cell office:value-type="percentage" office:value="0.192044936997116" calcext:value-type="percentage">
            <text:p>19.20%</text:p>
          </table:table-cell>
          <table:table-cell office:value-type="percentage" office:value="0.0804615151055109" calcext:value-type="percentage">
            <text:p>8.05%</text:p>
          </table:table-cell>
          <table:table-cell office:value-type="percentage" office:value="0.136025504782147" calcext:value-type="percentage">
            <text:p>13.60%</text:p>
          </table:table-cell>
          <table:table-cell office:value-type="percentage" office:value="0.0848641263093973" calcext:value-type="percentage">
            <text:p>8.49%</text:p>
          </table:table-cell>
          <table:table-cell office:value-type="percentage" office:value="0.145589798087141" calcext:value-type="percentage">
            <text:p>14.56%</text:p>
          </table:table-cell>
        </table:table-row>
        <table:table-row table:style-name="ro1">
          <table:table-cell office:value-type="string" calcext:value-type="string">
            <text:p>Avril Lavigne</text:p>
          </table:table-cell>
          <table:table-cell office:value-type="percentage" office:value="0.108546475358702" calcext:value-type="percentage">
            <text:p>10.85%</text:p>
          </table:table-cell>
          <table:table-cell office:value-type="percentage" office:value="0.101434809731753" calcext:value-type="percentage">
            <text:p>10.14%</text:p>
          </table:table-cell>
          <table:table-cell office:value-type="percentage" office:value="0.132376793512165" calcext:value-type="percentage">
            <text:p>13.24%</text:p>
          </table:table-cell>
          <table:table-cell office:value-type="percentage" office:value="0.193761696818465" calcext:value-type="percentage">
            <text:p>19.38%</text:p>
          </table:table-cell>
          <table:table-cell office:value-type="percentage" office:value="0.093325015595758" calcext:value-type="percentage">
            <text:p>9.33%</text:p>
          </table:table-cell>
          <table:table-cell office:value-type="percentage" office:value="0.139114160948222" calcext:value-type="percentage">
            <text:p>13.91%</text:p>
          </table:table-cell>
          <table:table-cell office:value-type="percentage" office:value="0.0859638178415471" calcext:value-type="percentage">
            <text:p>8.60%</text:p>
          </table:table-cell>
          <table:table-cell office:value-type="percentage" office:value="0.145477230193387" calcext:value-type="percentage">
            <text:p>14.55%</text:p>
          </table:table-cell>
        </table:table-row>
        <table:table-row table:style-name="ro1">
          <table:table-cell office:value-type="string" calcext:value-type="string">
            <text:p>Depeche Mode</text:p>
          </table:table-cell>
          <table:table-cell office:value-type="percentage" office:value="0.124363867684478" calcext:value-type="percentage">
            <text:p>12.44%</text:p>
          </table:table-cell>
          <table:table-cell office:value-type="percentage" office:value="0.0922391857506362" calcext:value-type="percentage">
            <text:p>9.22%</text:p>
          </table:table-cell>
          <table:table-cell office:value-type="percentage" office:value="0.166825699745547" calcext:value-type="percentage">
            <text:p>16.68%</text:p>
          </table:table-cell>
          <table:table-cell office:value-type="percentage" office:value="0.18352417302799" calcext:value-type="percentage">
            <text:p>18.35%</text:p>
          </table:table-cell>
          <table:table-cell office:value-type="percentage" office:value="0.081265903307888" calcext:value-type="percentage">
            <text:p>8.13%</text:p>
          </table:table-cell>
          <table:table-cell office:value-type="percentage" office:value="0.134860050890585" calcext:value-type="percentage">
            <text:p>13.49%</text:p>
          </table:table-cell>
          <table:table-cell office:value-type="percentage" office:value="0.0734732824427481" calcext:value-type="percentage">
            <text:p>7.35%</text:p>
          </table:table-cell>
          <table:table-cell office:value-type="percentage" office:value="0.143447837150127" calcext:value-type="percentage">
            <text:p>14.34%</text:p>
          </table:table-cell>
        </table:table-row>
        <table:table-row table:style-name="ro1">
          <table:table-cell office:value-type="string" calcext:value-type="string">
            <text:p>Nicki Minaj</text:p>
          </table:table-cell>
          <table:table-cell office:value-type="percentage" office:value="0.123521526573096" calcext:value-type="percentage">
            <text:p>12.35%</text:p>
          </table:table-cell>
          <table:table-cell office:value-type="percentage" office:value="0.136808074436209" calcext:value-type="percentage">
            <text:p>13.68%</text:p>
          </table:table-cell>
          <table:table-cell office:value-type="percentage" office:value="0.124467749566314" calcext:value-type="percentage">
            <text:p>12.45%</text:p>
          </table:table-cell>
          <table:table-cell office:value-type="percentage" office:value="0.184907743258161" calcext:value-type="percentage">
            <text:p>18.49%</text:p>
          </table:table-cell>
          <table:table-cell office:value-type="percentage" office:value="0.0762498028702097" calcext:value-type="percentage">
            <text:p>7.62%</text:p>
          </table:table-cell>
          <table:table-cell office:value-type="percentage" office:value="0.114256426431162" calcext:value-type="percentage">
            <text:p>11.43%</text:p>
          </table:table-cell>
          <table:table-cell office:value-type="percentage" office:value="0.100772748777795" calcext:value-type="percentage">
            <text:p>10.08%</text:p>
          </table:table-cell>
          <table:table-cell office:value-type="percentage" office:value="0.139015928087053" calcext:value-type="percentage">
            <text:p>13.90%</text:p>
          </table:table-cell>
        </table:table-row>
        <table:table-row table:style-name="ro1">
          <table:table-cell office:value-type="string" calcext:value-type="string">
            <text:p>Alec Benjamin</text:p>
          </table:table-cell>
          <table:table-cell office:value-type="percentage" office:value="0.140886699507389" calcext:value-type="percentage">
            <text:p>14.09%</text:p>
          </table:table-cell>
          <table:table-cell office:value-type="percentage" office:value="0.108768472906404" calcext:value-type="percentage">
            <text:p>10.88%</text:p>
          </table:table-cell>
          <table:table-cell office:value-type="percentage" office:value="0.122955665024631" calcext:value-type="percentage">
            <text:p>12.30%</text:p>
          </table:table-cell>
          <table:table-cell office:value-type="percentage" office:value="0.18423645320197" calcext:value-type="percentage">
            <text:p>18.42%</text:p>
          </table:table-cell>
          <table:table-cell office:value-type="percentage" office:value="0.0742857142857143" calcext:value-type="percentage">
            <text:p>7.43%</text:p>
          </table:table-cell>
          <table:table-cell office:value-type="percentage" office:value="0.154285714285714" calcext:value-type="percentage">
            <text:p>15.43%</text:p>
          </table:table-cell>
          <table:table-cell office:value-type="percentage" office:value="0.0760591133004926" calcext:value-type="percentage">
            <text:p>7.61%</text:p>
          </table:table-cell>
          <table:table-cell office:value-type="percentage" office:value="0.138522167487685" calcext:value-type="percentage">
            <text:p>13.85%</text:p>
          </table:table-cell>
        </table:table-row>
        <table:table-row table:style-name="ro1">
          <table:table-cell office:value-type="string" calcext:value-type="string">
            <text:p>Alan Walker</text:p>
          </table:table-cell>
          <table:table-cell office:value-type="percentage" office:value="0.144417475728155" calcext:value-type="percentage">
            <text:p>14.44%</text:p>
          </table:table-cell>
          <table:table-cell office:value-type="percentage" office:value="0.095873786407767" calcext:value-type="percentage">
            <text:p>9.59%</text:p>
          </table:table-cell>
          <table:table-cell office:value-type="percentage" office:value="0.10962783171521" calcext:value-type="percentage">
            <text:p>10.96%</text:p>
          </table:table-cell>
          <table:table-cell office:value-type="percentage" office:value="0.205097087378641" calcext:value-type="percentage">
            <text:p>20.51%</text:p>
          </table:table-cell>
          <table:table-cell office:value-type="percentage" office:value="0.0805016181229774" calcext:value-type="percentage">
            <text:p>8.05%</text:p>
          </table:table-cell>
          <table:table-cell office:value-type="percentage" office:value="0.139563106796117" calcext:value-type="percentage">
            <text:p>13.96%</text:p>
          </table:table-cell>
          <table:table-cell office:value-type="percentage" office:value="0.0869741100323625" calcext:value-type="percentage">
            <text:p>8.70%</text:p>
          </table:table-cell>
          <table:table-cell office:value-type="percentage" office:value="0.13794498381877" calcext:value-type="percentage">
            <text:p>13.79%</text:p>
          </table:table-cell>
        </table:table-row>
        <table:table-row table:style-name="ro1">
          <table:table-cell office:value-type="string" calcext:value-type="string">
            <text:p>Post Malone</text:p>
          </table:table-cell>
          <table:table-cell office:value-type="percentage" office:value="0.115560640732265" calcext:value-type="percentage">
            <text:p>11.56%</text:p>
          </table:table-cell>
          <table:table-cell office:value-type="percentage" office:value="0.138316806509026" calcext:value-type="percentage">
            <text:p>13.83%</text:p>
          </table:table-cell>
          <table:table-cell office:value-type="percentage" office:value="0.128400711924739" calcext:value-type="percentage">
            <text:p>12.84%</text:p>
          </table:table-cell>
          <table:table-cell office:value-type="percentage" office:value="0.18281210272057" calcext:value-type="percentage">
            <text:p>18.28%</text:p>
          </table:table-cell>
          <table:table-cell office:value-type="percentage" office:value="0.0710653445207221" calcext:value-type="percentage">
            <text:p>7.11%</text:p>
          </table:table-cell>
          <table:table-cell office:value-type="percentage" office:value="0.125349605898805" calcext:value-type="percentage">
            <text:p>12.53%</text:p>
          </table:table-cell>
          <table:table-cell office:value-type="percentage" office:value="0.104881769641495" calcext:value-type="percentage">
            <text:p>10.49%</text:p>
          </table:table-cell>
          <table:table-cell office:value-type="percentage" office:value="0.133613018052377" calcext:value-type="percentage">
            <text:p>13.36%</text:p>
          </table:table-cell>
        </table:table-row>
        <table:table-row table:style-name="ro1">
          <table:table-cell office:value-type="string" calcext:value-type="string">
            <text:p>All Time Low</text:p>
          </table:table-cell>
          <table:table-cell office:value-type="percentage" office:value="0.125097125097125" calcext:value-type="percentage">
            <text:p>12.51%</text:p>
          </table:table-cell>
          <table:table-cell office:value-type="percentage" office:value="0.099012099012099" calcext:value-type="percentage">
            <text:p>9.90%</text:p>
          </table:table-cell>
          <table:table-cell office:value-type="percentage" office:value="0.132423132423132" calcext:value-type="percentage">
            <text:p>13.24%</text:p>
          </table:table-cell>
          <table:table-cell office:value-type="percentage" office:value="0.186702186702187" calcext:value-type="percentage">
            <text:p>18.67%</text:p>
          </table:table-cell>
          <table:table-cell office:value-type="percentage" office:value="0.0929070929070929" calcext:value-type="percentage">
            <text:p>9.29%</text:p>
          </table:table-cell>
          <table:table-cell office:value-type="percentage" office:value="0.150516150516151" calcext:value-type="percentage">
            <text:p>15.05%</text:p>
          </table:table-cell>
          <table:table-cell office:value-type="percentage" office:value="0.084027084027084" calcext:value-type="percentage">
            <text:p>8.40%</text:p>
          </table:table-cell>
          <table:table-cell office:value-type="percentage" office:value="0.129315129315129" calcext:value-type="percentage">
            <text:p>12.93%</text:p>
          </table:table-cell>
        </table:table-row>
        <table:table-row table:style-name="ro1">
          <table:table-cell office:value-type="string" calcext:value-type="string">
            <text:p>Bastille</text:p>
          </table:table-cell>
          <table:table-cell office:value-type="percentage" office:value="0.1277410372433" calcext:value-type="percentage">
            <text:p>12.77%</text:p>
          </table:table-cell>
          <table:table-cell office:value-type="percentage" office:value="0.10952546699153" calcext:value-type="percentage">
            <text:p>10.95%</text:p>
          </table:table-cell>
          <table:table-cell office:value-type="percentage" office:value="0.130525583014271" calcext:value-type="percentage">
            <text:p>13.05%</text:p>
          </table:table-cell>
          <table:table-cell office:value-type="percentage" office:value="0.176586610975751" calcext:value-type="percentage">
            <text:p>17.66%</text:p>
          </table:table-cell>
          <table:table-cell office:value-type="percentage" office:value="0.0980392156862745" calcext:value-type="percentage">
            <text:p>9.80%</text:p>
          </table:table-cell>
          <table:table-cell office:value-type="percentage" office:value="0.149901380670611" calcext:value-type="percentage">
            <text:p>14.99%</text:p>
          </table:table-cell>
          <table:table-cell office:value-type="percentage" office:value="0.0846966005337046" calcext:value-type="percentage">
            <text:p>8.47%</text:p>
          </table:table-cell>
          <table:table-cell office:value-type="percentage" office:value="0.122984104884557" calcext:value-type="percentage">
            <text:p>12.30%</text:p>
          </table:table-cell>
        </table:table-row>
        <table:table-row table:style-name="ro1">
          <table:table-cell office:value-type="string" calcext:value-type="string">
            <text:p>AC/DC</text:p>
          </table:table-cell>
          <table:table-cell office:value-type="percentage" office:value="0.171042996129302" calcext:value-type="percentage">
            <text:p>17.10%</text:p>
          </table:table-cell>
          <table:table-cell office:value-type="percentage" office:value="0.13442828747777" calcext:value-type="percentage">
            <text:p>13.44%</text:p>
          </table:table-cell>
          <table:table-cell office:value-type="percentage" office:value="0.149388011298253" calcext:value-type="percentage">
            <text:p>14.94%</text:p>
          </table:table-cell>
          <table:table-cell office:value-type="percentage" office:value="0.140077413955435" calcext:value-type="percentage">
            <text:p>14.01%</text:p>
          </table:table-cell>
          <table:table-cell office:value-type="percentage" office:value="0.0788785437807302" calcext:value-type="percentage">
            <text:p>7.89%</text:p>
          </table:table-cell>
          <table:table-cell office:value-type="percentage" office:value="0.124280782508631" calcext:value-type="percentage">
            <text:p>12.43%</text:p>
          </table:table-cell>
          <table:table-cell office:value-type="percentage" office:value="0.082016947379433" calcext:value-type="percentage">
            <text:p>8.20%</text:p>
          </table:table-cell>
          <table:table-cell office:value-type="percentage" office:value="0.119887017470447" calcext:value-type="percentage">
            <text:p>11.99%</text:p>
          </table:table-cell>
        </table:table-row>
        <table:table-row table:style-name="ro1">
          <table:table-cell office:value-type="string" calcext:value-type="string">
            <text:p>Eminem</text:p>
          </table:table-cell>
          <table:table-cell office:value-type="percentage" office:value="0.140502300480852" calcext:value-type="percentage">
            <text:p>14.05%</text:p>
          </table:table-cell>
          <table:table-cell office:value-type="percentage" office:value="0.151330127650742" calcext:value-type="percentage">
            <text:p>15.13%</text:p>
          </table:table-cell>
          <table:table-cell office:value-type="percentage" office:value="0.114020825405611" calcext:value-type="percentage">
            <text:p>11.40%</text:p>
          </table:table-cell>
          <table:table-cell office:value-type="percentage" office:value="0.165271387553188" calcext:value-type="percentage">
            <text:p>16.53%</text:p>
          </table:table-cell>
          <table:table-cell office:value-type="percentage" office:value="0.0739613242467223" calcext:value-type="percentage">
            <text:p>7.40%</text:p>
          </table:table-cell>
          <table:table-cell office:value-type="percentage" office:value="0.131334970768326" calcext:value-type="percentage">
            <text:p>13.13%</text:p>
          </table:table-cell>
          <table:table-cell office:value-type="percentage" office:value="0.109212301518663" calcext:value-type="percentage">
            <text:p>10.92%</text:p>
          </table:table-cell>
          <table:table-cell office:value-type="percentage" office:value="0.114366762375895" calcext:value-type="percentage">
            <text:p>11.44%</text:p>
          </table:table-cell>
        </table:table-row>
        <table:table-row table:style-name="ro1">
          <table:table-cell office:value-type="string" calcext:value-type="string">
            <text:p>Muse</text:p>
          </table:table-cell>
          <table:table-cell office:value-type="percentage" office:value="0.150377290693496" calcext:value-type="percentage">
            <text:p>15.04%</text:p>
          </table:table-cell>
          <table:table-cell office:value-type="percentage" office:value="0.11300754581387" calcext:value-type="percentage">
            <text:p>11.30%</text:p>
          </table:table-cell>
          <table:table-cell office:value-type="percentage" office:value="0.132770391663672" calcext:value-type="percentage">
            <text:p>13.28%</text:p>
          </table:table-cell>
          <table:table-cell office:value-type="percentage" office:value="0.166726554078333" calcext:value-type="percentage">
            <text:p>16.67%</text:p>
          </table:table-cell>
          <table:table-cell office:value-type="percentage" office:value="0.0901904419690981" calcext:value-type="percentage">
            <text:p>9.02%</text:p>
          </table:table-cell>
          <table:table-cell office:value-type="percentage" office:value="0.153431548688466" calcext:value-type="percentage">
            <text:p>15.34%</text:p>
          </table:table-cell>
          <table:table-cell office:value-type="percentage" office:value="0.0792310456342077" calcext:value-type="percentage">
            <text:p>7.92%</text:p>
          </table:table-cell>
          <table:table-cell office:value-type="percentage" office:value="0.114265181458857" calcext:value-type="percentage">
            <text:p>11.43%</text:p>
          </table:table-cell>
        </table:table-row>
        <table:table-row table:style-name="ro1">
          <table:table-cell office:value-type="string" calcext:value-type="string">
            <text:p>Metallica</text:p>
          </table:table-cell>
          <table:table-cell office:value-type="percentage" office:value="0.167097887020267" calcext:value-type="percentage">
            <text:p>16.71%</text:p>
          </table:table-cell>
          <table:table-cell office:value-type="percentage" office:value="0.141009055627426" calcext:value-type="percentage">
            <text:p>14.10%</text:p>
          </table:table-cell>
          <table:table-cell office:value-type="percentage" office:value="0.134756360500216" calcext:value-type="percentage">
            <text:p>13.48%</text:p>
          </table:table-cell>
          <table:table-cell office:value-type="percentage" office:value="0.128395860284605" calcext:value-type="percentage">
            <text:p>12.84%</text:p>
          </table:table-cell>
          <table:table-cell office:value-type="percentage" office:value="0.0788055196205261" calcext:value-type="percentage">
            <text:p>7.88%</text:p>
          </table:table-cell>
          <table:table-cell office:value-type="percentage" office:value="0.145752479517033" calcext:value-type="percentage">
            <text:p>14.58%</text:p>
          </table:table-cell>
          <table:table-cell office:value-type="percentage" office:value="0.102199223803364" calcext:value-type="percentage">
            <text:p>10.22%</text:p>
          </table:table-cell>
          <table:table-cell office:value-type="percentage" office:value="0.101983613626563" calcext:value-type="percentage">
            <text:p>10.20%</text:p>
          </table:table-cell>
        </table:table-row>
        <table:table-row table:style-name="ro1" table:number-rows-repeated="104853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per_artist_percentages.A1:per_artist_percentages.I39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7T23:20:17.393689726</dc:date>
    <meta:editing-duration>PT2M51S</meta:editing-duration>
    <meta:editing-cycles>1</meta:editing-cycles>
    <meta:document-statistic meta:table-count="1" meta:cell-count="351" meta:object-count="0"/>
    <meta:generator>LibreOffice/6.4.7.2$Linux_X86_64 LibreOffice_project/40$Build-2</meta:generator>
  </office:meta>
</office:document-meta>
</file>